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80000063AF000027142D54862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30000061BA0000213875A8900B.svm"/>
  <manifest:file-entry manifest:media-type="" manifest:full-path="Pictures/20000738000065A300003C907F5799CF.svm"/>
  <manifest:file-entry manifest:media-type="image/png" manifest:full-path="Pictures/10000201000000210000002ACD96D76B.png"/>
  <manifest:file-entry manifest:media-type="application/binary" manifest:full-path="Scripts/beanshell/"/>
  <manifest:file-entry manifest:media-type="application/binary" manifest:full-path="Scripts/"/>
  <manifest:file-entry manifest:media-type="text/xml" manifest:full-path="Basic/Standard/Template4.xml"/>
  <manifest:file-entry manifest:media-type="text/xml" manifest:full-path="Basic/Standard/Template3a.xml"/>
  <manifest:file-entry manifest:media-type="text/xml" manifest:full-path="Basic/Standard/Template5.xml"/>
  <manifest:file-entry manifest:media-type="text/xml" manifest:full-path="Basic/Standard/Template6.xml"/>
  <manifest:file-entry manifest:media-type="text/xml" manifest:full-path="Basic/Standard/Template3b.xml"/>
  <manifest:file-entry manifest:media-type="text/xml" manifest:full-path="Basic/Standard/Template7.xml"/>
  <manifest:file-entry manifest:media-type="text/xml" manifest:full-path="Basic/Standard/script-lb.xml"/>
  <manifest:file-entry manifest:media-type="text/xml" manifest:full-path="Basic/Standard/Template8.xml"/>
  <manifest:file-entry manifest:media-type="text/xml" manifest:full-path="Basic/Standard/Template1.xml"/>
  <manifest:file-entry manifest:media-type="text/xml" manifest:full-path="Basic/Standard/Template9.xml"/>
  <manifest:file-entry manifest:media-type="text/xml" manifest:full-path="Basic/Standard/Module1.xml"/>
  <manifest:file-entry manifest:media-type="text/xml" manifest:full-path="Basic/Standard/Template2.xml"/>
  <manifest:file-entry manifest:media-type="text/xml" manifest:full-path="Basic/ConfigTool/Mfinal.xml"/>
  <manifest:file-entry manifest:media-type="text/xml" manifest:full-path="Basic/ConfigTool/_UItexts.xml"/>
  <manifest:file-entry manifest:media-type="text/xml" manifest:full-path="Basic/ConfigTool/M3f.xml"/>
  <manifest:file-entry manifest:media-type="text/xml" manifest:full-path="Basic/ConfigTool/M1a.xml"/>
  <manifest:file-entry manifest:media-type="text/xml" manifest:full-path="Basic/ConfigTool/M0.xml"/>
  <manifest:file-entry manifest:media-type="text/xml" manifest:full-path="Basic/ConfigTool/M1b.xml"/>
  <manifest:file-entry manifest:media-type="text/xml" manifest:full-path="Basic/ConfigTool/M1c.xml"/>
  <manifest:file-entry manifest:media-type="text/xml" manifest:full-path="Basic/ConfigTool/M3a.xml"/>
  <manifest:file-entry manifest:media-type="text/xml" manifest:full-path="Basic/ConfigTool/Starter.xml"/>
  <manifest:file-entry manifest:media-type="text/xml" manifest:full-path="Basic/ConfigTool/Infos.xml"/>
  <manifest:file-entry manifest:media-type="text/xml" manifest:full-path="Basic/ConfigTool/M3b.xml"/>
  <manifest:file-entry manifest:media-type="text/xml" manifest:full-path="Basic/ConfigTool/Obsolete.xml"/>
  <manifest:file-entry manifest:media-type="text/xml" manifest:full-path="Basic/ConfigTool/script-lb.xml"/>
  <manifest:file-entry manifest:media-type="text/xml" manifest:full-path="Basic/ConfigTool/Utilities.xml"/>
  <manifest:file-entry manifest:media-type="text/xml" manifest:full-path="Basic/ConfigTool/M1d.xml"/>
  <manifest:file-entry manifest:media-type="text/xml" manifest:full-path="Basic/ConfigTool/Data.xml"/>
  <manifest:file-entry manifest:media-type="text/xml" manifest:full-path="Basic/ConfigTool/M1e.xml"/>
  <manifest:file-entry manifest:media-type="text/xml" manifest:full-path="Basic/ConfigTool/M3c.xml"/>
  <manifest:file-entry manifest:media-type="text/xml" manifest:full-path="Basic/ConfigTool/zip.xml"/>
  <manifest:file-entry manifest:media-type="text/xml" manifest:full-path="Basic/ConfigTool/HelpHelper.xml"/>
  <manifest:file-entry manifest:media-type="text/xml" manifest:full-path="Basic/ConfigTool/M1f.xml"/>
  <manifest:file-entry manifest:media-type="text/xml" manifest:full-path="Basic/ConfigTool/M3d.xml"/>
  <manifest:file-entry manifest:media-type="text/xml" manifest:full-path="Basic/ConfigTool/M2a.xml"/>
  <manifest:file-entry manifest:media-type="text/xml" manifest:full-path="Basic/ConfigTool/M1g.xml"/>
  <manifest:file-entry manifest:media-type="text/xml" manifest:full-path="Basic/ConfigTool/M3e.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ConfigTool/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mm" table:align="center"/>
    </style:style>
    <style:style style:name="Tableau3.A" style:family="table-column">
      <style:table-column-properties style:column-width="43.39mm"/>
    </style:style>
    <style:style style:name="Tableau3.B" style:family="table-column">
      <style:table-column-properties style:column-width="76.62mm"/>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0.02mm solid #000000" fo:border-right="none" fo:border-top="none" fo:border-bottom="0.02mm solid #000000"/>
    </style:style>
    <style:style style:name="Tableau3.B2" style:family="table-cell">
      <style:table-cell-properties fo:padding="0.97mm" fo:border-left="0.02mm solid #000000" fo:border-right="0.02mm solid #000000" fo:border-top="none" fo:border-bottom="0.02mm solid #000000"/>
    </style:style>
    <style:style style:name="Tableau2" style:family="table">
      <style:table-properties style:width="183.9mm" table:align="margins"/>
    </style:style>
    <style:style style:name="Tableau2.A" style:family="table-column">
      <style:table-column-properties style:column-width="40.38mm" style:rel-column-width="14391*"/>
    </style:style>
    <style:style style:name="Tableau2.B" style:family="table-column">
      <style:table-column-properties style:column-width="34.93mm" style:rel-column-width="12445*"/>
    </style:style>
    <style:style style:name="Tableau2.C" style:family="table-column">
      <style:table-column-properties style:column-width="35.49mm" style:rel-column-width="12649*"/>
    </style:style>
    <style:style style:name="Tableau2.D" style:family="table-column">
      <style:table-column-properties style:column-width="73.1mm" style:rel-column-width="26050*"/>
    </style:style>
    <style:style style:name="Tableau2.A1" style:family="table-cell">
      <style:table-cell-properties fo:padding="0.97mm" fo:border-left="0.02mm solid #000000" fo:border-right="none" fo:border-top="0.02mm solid #000000" fo:border-bottom="0.02mm solid #000000"/>
    </style:style>
    <style:style style:name="Tableau2.D1" style:family="table-cell">
      <style:table-cell-properties fo:padding="0.97mm" fo:border="0.02mm solid #000000"/>
    </style:style>
    <style:style style:name="Tableau2.A2" style:family="table-cell">
      <style:table-cell-properties fo:padding="0.97mm" fo:border-left="0.02mm solid #000000" fo:border-right="none" fo:border-top="none" fo:border-bottom="0.02mm solid #000000"/>
    </style:style>
    <style:style style:name="Tableau2.D2" style:family="table-cell">
      <style:table-cell-properties fo:padding="0.97mm" fo:border-left="0.02mm solid #000000" fo:border-right="0.02mm solid #000000" fo:border-top="none" fo:border-bottom="0.02mm solid #000000"/>
    </style:style>
    <style:style style:name="Tableau1" style:family="table">
      <style:table-properties style:width="183.9mm" table:align="margins"/>
    </style:style>
    <style:style style:name="Tableau1.A" style:family="table-column">
      <style:table-column-properties style:column-width="36.95mm" style:rel-column-width="13166*"/>
    </style:style>
    <style:style style:name="Tableau1.B" style:family="table-column">
      <style:table-column-properties style:column-width="43.52mm" style:rel-column-width="15506*"/>
    </style:style>
    <style:style style:name="Tableau1.C" style:family="table-column">
      <style:table-column-properties style:column-width="103.45mm" style:rel-column-width="36863*"/>
    </style:style>
    <style:style style:name="Tableau1.A1" style:family="table-cell">
      <style:table-cell-properties fo:padding="0.97mm" fo:border-left="0.02mm solid #000000" fo:border-right="none" fo:border-top="0.02mm solid #000000" fo:border-bottom="0.02mm solid #000000"/>
    </style:style>
    <style:style style:name="Tableau1.C1" style:family="table-cell">
      <style:table-cell-properties fo:padding="0.97mm" fo:border="0.02mm solid #000000"/>
    </style:style>
    <style:style style:name="Tableau1.A2" style:family="table-cell">
      <style:table-cell-properties fo:padding="0.97mm" fo:border-left="0.02mm solid #000000" fo:border-right="none" fo:border-top="none" fo:border-bottom="0.02mm solid #000000"/>
    </style:style>
    <style:style style:name="Tableau1.C2" style:family="table-cell">
      <style:table-cell-properties fo:padding="0.97mm" fo:border-left="0.02mm solid #000000" fo:border-right="0.02mm solid #000000" fo:border-top="none" fo:border-bottom="0.02mm solid #000000"/>
    </style:style>
    <style:style style:name="Table1" style:family="table">
      <style:table-properties style:width="183.96mm" fo:margin-left="0mm" fo:margin-right="-0.05mm" table:align="margins"/>
    </style:style>
    <style:style style:name="Table1.A" style:family="table-column">
      <style:table-column-properties style:column-width="81.88mm" style:rel-column-width="29170*"/>
    </style:style>
    <style:style style:name="Table1.B" style:family="table-column">
      <style:table-column-properties style:column-width="28.45mm" style:rel-column-width="10137*"/>
    </style:style>
    <style:style style:name="Table1.C" style:family="table-column">
      <style:table-column-properties style:column-width="73.62mm" style:rel-column-width="26228*"/>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data-style-name="N0">
      <style:table-cell-properties style:vertical-align="bottom" fo:padding="0.97mm" fo:border-left="0.02mm solid #000000" fo:border-right="none" fo:border-top="none" fo:border-bottom="0.02mm solid #000000"/>
    </style:style>
    <style:style style:name="Table1.C2" style:family="table-cell">
      <style:table-cell-properties style:vertical-align="top" fo:padding="0.97mm" fo:border-left="0.02mm solid #000000" fo:border-right="0.02mm solid #000000" fo:border-top="none" fo:border-bottom="0.02mm solid #000000"/>
    </style:style>
    <style:style style:name="Table1.B3" style:family="table-cell" style:data-style-name="N37">
      <style:table-cell-properties style:vertical-align="bottom" fo:padding="0.97mm" fo:border-left="0.02mm solid #000000" fo:border-right="none" fo:border-top="none" fo:border-bottom="0.02mm solid #000000"/>
    </style:style>
    <style:style style:name="Table1.C3"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start" style:justify-single-word="false">
        <style:tab-stops>
          <style:tab-stop style:position="99.75mm"/>
          <style:tab-stop style:position="169.99m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mm" fo:margin-right="0mm" fo:text-align="start" style:justify-single-word="false" fo:text-indent="0m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9.35mm" fo:margin-right="0.09mm" fo:text-align="start" style:justify-single-word="false" fo:text-indent="0mm" style:auto-text-indent="false"/>
    </style:style>
    <style:style style:name="P20" style:family="paragraph" style:parent-style-name="Corps_20_de_20_texte.Paragraph">
      <style:paragraph-properties fo:margin-left="6.7mm" fo:margin-right="-0.18mm" fo:text-indent="0mm" style:auto-text-indent="false"/>
    </style:style>
    <style:style style:name="P21" style:family="paragraph" style:parent-style-name="Text_20_body">
      <style:paragraph-properties fo:margin-top="0mm" fo:margin-bottom="2.12m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1.99mm" fo:margin-bottom="2.1mm"/>
    </style:style>
    <style:style style:name="P30" style:family="paragraph" style:parent-style-name="Text_20_body">
      <style:paragraph-properties fo:margin-top="0mm" fo:margin-bottom="10m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mm" style:type="right" style:leader-style="dotted" style:leader-text="."/>
        </style:tab-stops>
      </style:paragraph-properties>
    </style:style>
    <style:style style:name="P37" style:family="paragraph" style:parent-style-name="Contents_20_3">
      <style:paragraph-properties>
        <style:tab-stops>
          <style:tab-stop style:position="173.92mm" style:type="right" style:leader-style="dotted" style:leader-text="."/>
        </style:tab-stops>
      </style:paragraph-properties>
    </style:style>
    <style:style style:name="P38" style:family="paragraph" style:parent-style-name="Contents_20_1">
      <style:paragraph-properties>
        <style:tab-stops>
          <style:tab-stop style:position="183.9m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Corps_20_de_20_texte.Paragraph" style:list-style-name="L22">
      <style:paragraph-properties fo:margin-left="12.51mm" fo:margin-right="0mm" fo:text-indent="0mm" style:auto-text-indent="false"/>
    </style:style>
    <style:style style:name="P47" style:family="paragraph" style:parent-style-name="Text_20_body" style:master-page-name="First_20_Page">
      <style:paragraph-properties fo:margin-top="0mm" fo:margin-bottom="50.01m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mm" fo:margin-right="0mm" fo:text-indent="0mm" style:auto-text-indent="false"/>
    </style:style>
    <style:style style:name="P82" style:family="paragraph" style:parent-style-name="Text_20_body" style:list-style-name="L27">
      <style:paragraph-properties fo:margin-left="12.51mm" fo:margin-right="0mm" fo:text-indent="0mm" style:auto-text-indent="false"/>
    </style:style>
    <style:style style:name="P83" style:family="paragraph" style:parent-style-name="Text_20_body" style:list-style-name="L33">
      <style:paragraph-properties fo:margin-left="22.05mm" fo:margin-right="0mm" fo:text-indent="0mm" style:auto-text-indent="false"/>
    </style:style>
    <style:style style:name="P8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style:style>
    <style:style style:name="T19" style:family="text">
      <style:text-properties fo:background-color="#ff00ff"/>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1.5mm" fo:border="0.35m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1.5mm" fo:border="0.35m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3mm">
          <style:column style:rel-width="32767*" fo:start-indent="0mm" fo:end-indent="1.5mm"/>
          <style:column style:rel-width="32768*" fo:start-indent="1.5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mm" fo:text-indent="-6.4mm" fo:margin-left="31.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2">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7">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8">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9">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0">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3">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4">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5">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6">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7">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8">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9">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0">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2">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3">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0.0.oxt&#13;&#13;02.10.2018 20:25:5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beginDescription&#13;Argument : unique name&#13;This unique name is not acceptabl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text:soft-page-break/>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18620437781110430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320476027961669634" text:style-name="L2">
        <text:list-item>
          <text:p text:style-name="P49">Version 2.1.2 :</text:p>
        </text:list-item>
      </text:list>
      <text:list xml:id="list3793810333971259151" text:style-name="L3">
        <text:list-item>
          <text:list>
            <text:list-item>
              <text:p text:style-name="P50">Localized help : resolved non-functional hyperlink due to API incompatibility introduced by Apache OpenOffice 4.1 (and LibreOffice 4.0).</text:p>
            </text:list-item>
          </text:list>
        </text:list-item>
      </text:list>
      <text:list xml:id="list40462213" text:continue-list="list1320476027961669634" text:style-name="L2">
        <text:list-item>
          <text:p text:style-name="P49">Version 2.1.1 :</text:p>
        </text:list-item>
      </text:list>
      <text:list xml:id="list10841299055595624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449113" text:continue-list="list40462213" text:style-name="L2">
        <text:list-item>
          <text:p text:style-name="P49">Version 2.1.0 :</text:p>
        </text:list-item>
      </text:list>
      <text:list xml:id="list771076304032448791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443018" text:continue-list="list40449113" text:style-name="L2">
        <text:list-item>
          <text:p text:style-name="P49">Version 2.0.0 :</text:p>
        </text:list-item>
      </text:list>
      <text:list xml:id="list600821139402336874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469291" text:continue-list="list40443018" text:style-name="L2">
        <text:list-item>
          <text:p text:style-name="P49">Version 1.5.3 :</text:p>
        </text:list-item>
      </text:list>
      <text:list xml:id="list520026295468354546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88676541699044319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mm" svg:y="11.04mm" svg:width="6.61mm" svg:height="6.9m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mm" draw:z-index="7">
     <draw:text-box fo:min-height="122.98m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8.02mm" svg:height="4.51mm" svg:x="23mm" svg:y="1.99mm" draw:control="control1"/><draw:control text:anchor-type="paragraph" draw:z-index="9" draw:style-name="gr1" draw:text-style-name="P85" svg:width="90mm" svg:height="4.51mm" svg:x="36mm" svg:y="1.99m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8.02mm" svg:height="4.51mm" svg:x="23.04mm" svg:y="1.99mm" draw:control="control3"/><draw:control text:anchor-type="paragraph" draw:z-index="11" draw:style-name="gr1" draw:text-style-name="P85" svg:width="90mm" svg:height="4.51mm" svg:x="36mm" svg:y="1.96mm" draw:control="control4"/>To version</text:p>
      <text:p text:style-name="Frame_20_contents"/>
      <text:p text:style-name="Frame_20_contents"/>
      <text:p text:style-name="Frame_20_contents"><draw:control text:anchor-type="paragraph" draw:z-index="12" draw:style-name="gr1" draw:text-style-name="P86" svg:width="83.62mm" svg:height="6.89mm" svg:x="36.21mm" svg:y="2.52mm" draw:control="control5"/></text:p>
      <text:p text:style-name="Frame_20_contents"/>
      <text:p text:style-name="P33">Compilation results</text:p>
      <text:p text:style-name="P33"><draw:control text:anchor-type="paragraph" draw:z-index="23" draw:style-name="gr1" draw:text-style-name="P87" svg:width="140.01mm" svg:height="40.01mm" svg:x="4mm" svg:y="3.62m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mm" draw:z-index="13">
     <draw:text-box fo:min-height="121.9m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8.02mm" svg:height="4.51mm" svg:x="23.3mm" svg:y="1.99mm" draw:control="control6"/><draw:control text:anchor-type="paragraph" draw:z-index="15" draw:style-name="gr1" draw:text-style-name="P85" svg:width="90mm" svg:height="4.51mm" svg:x="36.92mm" svg:y="1.99m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8.02mm" svg:height="4.51mm" svg:x="23.3mm" svg:y="1.99mm" draw:control="control8"/><draw:control text:anchor-type="paragraph" draw:z-index="17" draw:style-name="gr1" draw:text-style-name="P85" svg:width="90mm" svg:height="4.51mm" svg:x="36.92mm" svg:y="1.99mm" draw:control="control9"/>To version</text:p>
      <text:p text:style-name="Frame_20_contents"/>
      <text:p text:style-name="Frame_20_contents"/>
      <text:p text:style-name="Frame_20_contents"><draw:control text:anchor-type="paragraph" draw:z-index="18" draw:style-name="gr1" draw:text-style-name="P86" svg:width="83.62mm" svg:height="6.89mm" svg:x="36.74mm" svg:y="3.67mm" draw:control="control10"/></text:p>
      <text:p text:style-name="Frame_20_contents"/>
      <text:p text:style-name="P33">Compilation results</text:p>
      <text:p text:style-name="Frame_20_contents"><draw:control text:anchor-type="paragraph" draw:z-index="24" draw:style-name="gr1" draw:text-style-name="P87" svg:width="140.01mm" svg:height="40.01mm" svg:x="4mm" svg:y="3.62m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mm" draw:z-index="19">
     <draw:text-box fo:min-height="109.54m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8.02mm" svg:height="4.51mm" svg:x="23.3mm" svg:y="1.99mm" draw:control="control11"/><draw:control text:anchor-type="paragraph" draw:z-index="21" draw:style-name="gr1" draw:text-style-name="P85" svg:width="90mm" svg:height="4.51mm" svg:x="36.92mm" svg:y="1.99mm" draw:control="control12"/>From version</text:p>
      <text:p text:style-name="Frame_20_contents"/>
      <text:p text:style-name="Frame_20_contents"/>
      <text:p text:style-name="Frame_20_contents"><draw:control text:anchor-type="paragraph" draw:z-index="22" draw:style-name="gr1" draw:text-style-name="P86" svg:width="83.62mm" svg:height="6.89mm" svg:x="36.74mm" svg:y="3.49m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mm" svg:height="40.01mm" svg:x="4mm" svg:y="4.59m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2962489726982693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81771059895641870"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oft-page-break/><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16860795451795738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text:soft-page-break/>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text:soft-page-break/>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40261859607656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text:soft-page-break/>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ext:soft-page-break/>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text:soft-page-break/>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oft-page-break/><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82420238306913445"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19778140880615143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mm" svg:y="3.33mm" svg:width="183.9mm" style:rel-width="100%" draw:z-index="1">
     <draw:text-box fo:min-height="62.48mm">
      <text:p text:style-name="Frame_20_contents"><draw:frame draw:style-name="fr6" draw:name="images1" text:anchor-type="paragraph" svg:width="180.87mm" svg:height="61.47m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mm" style:rel-width="100%" draw:z-index="2">
     <draw:text-box fo:min-height="48.98mm">
      <text:p text:style-name="Frame_20_contents"><draw:frame draw:style-name="fr6" draw:name="images2" text:anchor-type="paragraph" svg:width="180.87mm" svg:height="70.91m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mm" style:rel-width="100%" draw:z-index="3">
     <draw:text-box fo:min-height="40.01mm">
      <text:p text:style-name="Frame_20_contents"><draw:frame draw:style-name="fr6" draw:name="images3" text:anchor-type="paragraph" svg:width="180.87mm" svg:height="107.77m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51224555543727042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91913581342945999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942779031892033728" text:style-name="L17">
        <text:list-item>
          <text:p text:style-name="P64">Arg1 : <text:span text:style-name="InstructionMacro">String</text:span> : mandatory, type of control used for the button</text:p>
        </text:list-item>
      </text:list>
      <text:list xml:id="list426259573362484052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2732659084199170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29060064896831584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30903402668800454"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22377576306677979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59065506581543474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63609950362024768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29344893284952534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494572124851361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8559558527852369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2829558012621428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794616890788074530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oft-page-break/><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35047145235167639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31433724379147135"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29747269992734920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82642706942289280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8591112051847940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2OO (yWriter-to-OpenOffice)</text:p>
      <text:p text:style-name="descrText"/>
      <text:p text:style-name="descrText"><text:soft-page-break/>Converting yWriter's HTML export into a neat OpenOffice Writer document, ready to apply templates and styles.</text:p>
      <text:p text:style-name="descrLang"><text:bookmark-start text:name="__RefHeading__78156_325084090"/>Description de<text:bookmark-end text:name="__RefHeading__78156_325084090"/></text:p>
      <text:p text:style-name="descrText">yW2OO (yWriter-to-OpenOffice)</text:p>
      <text:p text:style-name="descrText"/>
      <text:p text:style-name="descrText">HTML-Export von yWriter in ein sauberes OpenOffice Writer-Dokument 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37422840174996837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text:span><text:span text:style-name="T18">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437129764873552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52250066437206010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5344140762337827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4398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ext:soft-page-break/>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0227592080707930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31681070583882175" text:style-name="hlp_5f_tipimg">
        <text:list-item>
          <text:p text:style-name="hlp_5f_tip">A control in a form can also use this URL in its property Help URL.</text:p>
        </text:list-item>
      </text:list>
      <text:p text:style-name="hlp_5f_head4">Extended tip for the contextual help</text:p>
      <text:p text:style-name="hlp_5f_paragraph"><text:soft-page-break/>Write a = character, then write the text of the extended tip. No formatting is allowed.</text:p>
      <text:p text:style-name="hlp_5f_paragraph">The first setURL line at top of this help page is an example.</text:p>
      <text:list xml:id="list719157041580006079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0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11</dc:date>
     <text:p>internal</text:p>
     <text:p>Page2</text:p>
     <text:p/>
    </office:annotation>Paragraph styles</text:p>
      <text:p text:style-name="P27"><office:annotation>
     <dc:creator>BM</dc:creator>
     <dc:date>2008-03-13T00:00:00.11</dc:date>
     <text:p>internal</text:p>
     <text:p>Page7</text:p>
     <text:p/>
    </office:annotation>Hyperlinks</text:p>
      <text:p text:style-name="hlp_5f_paragraph"><text:span text:style-name="T14"><office:annotation>
      <dc:creator>BM</dc:creator>
      <dc:date>2008-03-13T00:00:00.11</dc:date>
      <text:p>internal</text:p>
      <text:p>Page3</text:p>
      <text:p/>
     </office:annotation></text:span><text:span text:style-name="T14">Text formatting</text:span></text:p>
      <text:p text:style-name="P27"><office:annotation>
     <dc:creator>BM</dc:creator>
     <dc:date>2008-03-26T00:00:00.12</dc:date>
     <text:p>internal</text:p>
     <text:p>Page8</text:p>
     <text:p/>
    </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2</dc:date>
     <text:p>external</text:p>
     <text:p>text/swriter/main0210.xhp</text:p>
     <text:p/>
    </office:annotation><text:span text:style-name="T14">Preview topic</text:span> </text:p>
      <text:p text:style-name="hlp_5f_paragraph">This hyperlink displays <text:s/><office:annotation>
     <dc:creator>BM</dc:creator>
     <dc:date>2008-03-15T00:00:00.1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438716" text:continue-list="list31437129764873552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453280" text:continue-list="list404398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soft-page-break/><text:line-break/>Now a bigger image in a blank line.</text:p>
      <text:p text:style-name="hlp_5f_paragraph"><office:annotation>
     <dc:creator>Bernard Marcelly</dc:creator>
     <dc:date>2009-01-24T10:50:50.1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1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444528" text:continue-list="list404387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_20_1" draw:display-name="Dash 1" draw:style="rect" draw:dots1="3" draw:dots1-length="0.5mm" draw:dots2="2" draw:dots2-length="2mm" draw:distance="1.5mm"/>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master-page-name="">
      <style:paragraph-properties fo:margin-top="4.23mm" fo:margin-bottom="2.12m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4.99mm" fo:margin-right="0mm" fo:margin-top="1.01mm" fo:margin-bottom="1.01mm" fo:text-align="start" style:justify-single-word="false" fo:text-indent="0m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0mm" fo:margin-right="0mm" fo:margin-top="1.01mm" fo:margin-bottom="1.01mm" fo:text-indent="0m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4.99mm" fo:margin-right="0mm" fo:margin-top="0mm" fo:margin-bottom="1.01mm" fo:text-indent="0m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20mm" fo:margin-right="0mm" fo:margin-top="0mm" fo:margin-bottom="0mm" fo:text-indent="0m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24.99mm" fo:margin-right="0mm" fo:margin-top="0mm" fo:margin-bottom="0mm" fo:text-indent="0m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8.01mm" fo:margin-right="0mm" fo:margin-top="0mm" fo:margin-bottom="0mm" fo:text-indent="0m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left="24.99mm" fo:margin-right="0mm" fo:margin-top="0mm" fo:margin-bottom="4.23mm" fo:text-indent="-4.99mm" style:auto-text-indent="false"/>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mm" fo:margin-right="0mm" fo:margin-top="1.99mm" fo:margin-bottom="0mm" fo:text-indent="0mm" style:auto-text-indent="false" style:page-number="auto">
        <style:tab-stops>
          <style:tab-stop style:position="169.99m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left="4.99mm" fo:margin-right="0mm" fo:margin-top="1.01mm" fo:margin-bottom="0mm" fo:text-indent="0mm" style:auto-text-indent="false">
        <style:tab-stops>
          <style:tab-stop style:position="164.99m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0m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left="14.98mm" fo:margin-right="0mm" fo:margin-top="0.49mm" fo:margin-bottom="0.49mm" fo:text-indent="0mm" style:auto-text-indent="false">
        <style:tab-stops>
          <style:tab-stop style:position="155.01m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mm" fo:margin-right="0mm" fo:margin-top="0mm" fo:margin-bottom="0mm" fo:text-indent="0mm" style:auto-text-indent="false">
        <style:tab-stops>
          <style:tab-stop style:position="150.02m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mm" fo:margin-right="0mm" fo:margin-top="2.47mm" fo:margin-bottom="2.47mm" fo:text-indent="0mm" style:auto-text-indent="false" style:page-number="auto"/>
    </style:style>
    <style:style style:name="Corps_20_de_20_texte.TextInTable" style:display-name="Corps de texte.TextInTable" style:family="paragraph" style:parent-style-name="Table_20_Contents">
      <style:paragraph-properties fo:margin-left="0mm" fo:margin-right="0mm" fo:margin-top="0mm" fo:margin-bottom="0mm" fo:text-indent="0m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0mm" style:leader-style="dotted" style:leader-text="."/>
        </style:tab-stops>
      </style:paragraph-properties>
    </style:style>
    <style:style style:name="TitreDoc" style:family="paragraph" style:parent-style-name="Standard" style:next-style-name="Standard">
      <style:paragraph-properties fo:margin-left="10mm" fo:margin-right="10mm" fo:margin-top="10mm" fo:margin-bottom="4.99mm" fo:line-height="150%" fo:text-align="center" style:justify-single-word="false" fo:text-indent="0m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left="20mm" fo:margin-right="20mm" fo:margin-top="20mm" fo:margin-bottom="20mm" fo:text-align="center" style:justify-single-word="false" fo:text-indent="0mm" style:auto-text-indent="false"/>
      <style:text-properties style:font-name="Arial3" fo:font-size="16pt"/>
    </style:style>
    <style:style style:name="licenseText" style:family="paragraph" style:parent-style-name="Standard" style:master-page-name="">
      <style:paragraph-properties fo:margin-left="14.99mm" fo:margin-right="14.99mm" fo:margin-top="0mm" fo:margin-bottom="0mm" fo:text-indent="0m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left="14.99mm" fo:margin-right="14.99mm" fo:margin-top="0mm" fo:margin-bottom="0mm" fo:text-indent="0m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left="14.99mm" fo:margin-right="14.99mm" fo:margin-top="4.99mm" fo:margin-bottom="1.99mm" fo:orphans="2" fo:text-indent="10mm" style:auto-text-indent="false" style:page-number="auto" fo:break-before="auto" fo:break-after="auto" fo:background-color="transparent" fo:padding="0mm" fo:border-left="none" fo:border-right="none" fo:border-top="none" fo:border-bottom="0.18m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left="14.99mm" fo:margin-right="14.99mm" fo:margin-top="1.99mm" fo:margin-bottom="1.99mm" fo:orphans="2" fo:text-indent="10mm" style:auto-text-indent="false" style:page-number="auto" fo:break-before="page" fo:background-color="transparent" fo:padding="0mm" fo:border-left="none" fo:border-right="none" fo:border-top="none" fo:border-bottom="0.18m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left="20mm" fo:margin-right="0mm" fo:margin-top="0mm" fo:margin-bottom="0mm" fo:text-indent="0mm" style:auto-text-indent="false">
        <style:tab-stops>
          <style:tab-stop style:position="150.94m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0mm" fo:margin-right="0mm" fo:margin-top="0mm" fo:margin-bottom="0mm" fo:text-indent="0mm" style:auto-text-indent="false">
        <style:tab-stops>
          <style:tab-stop style:position="145.94m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mm" fo:margin-right="0mm" fo:margin-top="0mm" fo:margin-bottom="0mm" fo:text-indent="0mm" style:auto-text-indent="false">
        <style:tab-stops>
          <style:tab-stop style:position="140.9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fo:text-indent="0mm" style:auto-text-indent="false">
        <style:tab-stops>
          <style:tab-stop style:position="135.9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fo:text-indent="0mm" style:auto-text-indent="false">
        <style:tab-stops>
          <style:tab-stop style:position="130.97mm" style:type="right" style:leader-style="dotted" style:leader-text="."/>
        </style:tab-stops>
      </style:paragraph-properties>
    </style:style>
    <style:style style:name="helpLang" style:family="paragraph" style:parent-style-name="Standard" style:next-style-name="hlp_5f_page" style:master-page-name="">
      <style:paragraph-properties fo:margin-left="0mm" fo:margin-right="0mm" fo:margin-top="0mm" fo:margin-bottom="4.99mm" fo:text-indent="10mm" style:auto-text-indent="false" style:page-number="auto" fo:break-before="page" fo:background-color="transparent" fo:padding="1.5mm" fo:border-left="none" fo:border-right="none" fo:border-top="none" fo:border-bottom="0.18m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49mm" fo:margin-bottom="0.49mm" fo:line-height="100%" style:page-number="auto" fo:background-color="transparent" fo:padding="0m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0mm" fo:margin-bottom="1.99mm" fo:line-height="100%" fo:text-align="center" style:justify-single-word="false" style:page-number="auto" fo:background-color="#ccffff" fo:padding="1.01mm" fo:border-left="none" fo:border-right="0.88mm solid #000080" fo:border-top="0.88m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41mm" fo:margin-bottom="0.41mm" fo:line-height="100%" fo:text-align="start" style:justify-single-word="false" style:page-number="auto" fo:background-color="transparent" fo:padding="0m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4.2mm" fo:margin-bottom="1.61mm" fo:line-height="100%" fo:text-align="start" style:justify-single-word="false" style:page-number="auto" fo:background-color="transparent" fo:padding="1.61mm" fo:border-left="none" fo:border-right="none" fo:border-top="none" fo:border-bottom="0.02m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41mm" fo:margin-bottom="0.41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mm" fo:margin-right="0mm" fo:margin-top="4.99mm" fo:margin-bottom="1.01mm" fo:line-height="100%" fo:text-align="start" style:justify-single-word="false" fo:text-indent="0mm" style:auto-text-indent="false" style:page-number="auto" fo:background-color="#ccffff"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mm" fo:margin-right="0mm" fo:margin-top="1.99mm" fo:margin-bottom="1.99mm" fo:line-height="100%" fo:text-align="start" style:justify-single-word="false"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mm" fo:margin-right="0mm" fo:margin-top="1.99mm" fo:margin-bottom="1.99mm" fo:line-height="100%" fo:text-align="start" style:justify-single-word="false"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mm" fo:margin-right="0mm" fo:margin-top="1.99mm" fo:margin-bottom="1.99mm" fo:line-height="100%" fo:text-align="start" style:justify-single-word="false" fo:keep-together="always" fo:text-indent="0mm" style:auto-text-indent="false" style:page-number="auto" fo:background-color="transparent" fo:padding="0m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mm" fo:margin-right="0mm" fo:margin-top="0.49mm" fo:margin-bottom="0.49mm" fo:line-height="100%" fo:text-align="start" style:justify-single-word="false" fo:keep-together="auto"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mm" fo:margin-right="0mm" fo:margin-top="0.49mm" fo:margin-bottom="0.49mm" fo:line-height="100%" fo:text-align="start" style:justify-single-word="false" fo:keep-together="auto"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4.2mm" fo:margin-bottom="0.49mm" style:page-number="auto" fo:padding="0.49mm" fo:border-left="none" fo:border-right="none" fo:border-top="0.18m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1.01mm" fo:margin-bottom="1.01mm" fo:keep-together="auto" style:page-number="auto" fo:break-before="auto" fo:break-after="auto" fo:background-color="#83caff" fo:padding="1.01mm" fo:border-left="none" fo:border-right="none" fo:border-top="0.88mm solid #000080" fo:border-bottom="0.88mm solid #000080" style:shadow="none" fo:keep-with-next="always">
        <style:tab-stops>
          <style:tab-stop style:position="10mm"/>
          <style:tab-stop style:position="20mm"/>
          <style:tab-stop style:position="30mm"/>
          <style:tab-stop style:position="40.01mm"/>
          <style:tab-stop style:position="50.01mm"/>
          <style:tab-stop style:position="60.01mm"/>
          <style:tab-stop style:position="70.01m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1.99mm"/>
      </text:outline-level-style>
      <text:outline-level-style text:level="5" style:num-format="">
        <style:list-level-properties text:min-label-distance="1.01m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2"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3"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4"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5"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6"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7"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8"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9"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10"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2"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3"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4"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5"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6"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7"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8"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9"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10"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2"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3"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4"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5"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6"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7"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8"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9"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10"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style>
    <text:list-style style:name="hlp_5f_list_5f_dot" style:display-name="hlp_list_dot">
      <text:list-level-style-bullet text:level="1" text:style-name="Bullet_20_Symbols" text:bullet-char="•">
        <style:list-level-properties text:space-before="6.35mm" text:min-label-width="4.99mm"/>
        <style:text-properties style:font-name="StarSymbol"/>
      </text:list-level-style-bullet>
      <text:list-level-style-bullet text:level="2" text:style-name="Bullet_20_Symbols" text:bullet-char="•">
        <style:list-level-properties text:space-before="12.7mm" text:min-label-width="4.99mm"/>
        <style:text-properties style:font-name="StarSymbol"/>
      </text:list-level-style-bullet>
      <text:list-level-style-bullet text:level="3" text:style-name="Bullet_20_Symbols" text:bullet-char="•">
        <style:list-level-properties text:space-before="19.05mm" text:min-label-width="4.99mm"/>
        <style:text-properties style:font-name="StarSymbol"/>
      </text:list-level-style-bullet>
      <text:list-level-style-bullet text:level="4" text:style-name="Bullet_20_Symbols" text:bullet-char="•">
        <style:list-level-properties text:space-before="25.4mm" text:min-label-width="4.99mm"/>
        <style:text-properties style:font-name="StarSymbol"/>
      </text:list-level-style-bullet>
      <text:list-level-style-bullet text:level="5" text:style-name="Bullet_20_Symbols" text:bullet-char="•">
        <style:list-level-properties text:space-before="31.75mm" text:min-label-width="4.99mm"/>
        <style:text-properties style:font-name="StarSymbol"/>
      </text:list-level-style-bullet>
      <text:list-level-style-bullet text:level="6" text:style-name="Bullet_20_Symbols" text:bullet-char="•">
        <style:list-level-properties text:space-before="38.1mm" text:min-label-width="4.99mm"/>
        <style:text-properties style:font-name="StarSymbol"/>
      </text:list-level-style-bullet>
      <text:list-level-style-bullet text:level="7" text:style-name="Bullet_20_Symbols" text:bullet-char="•">
        <style:list-level-properties text:space-before="44.45mm" text:min-label-width="4.99mm"/>
        <style:text-properties style:font-name="StarSymbol"/>
      </text:list-level-style-bullet>
      <text:list-level-style-bullet text:level="8" text:style-name="Bullet_20_Symbols" text:bullet-char="•">
        <style:list-level-properties text:space-before="50.8mm" text:min-label-width="4.99mm"/>
        <style:text-properties style:font-name="StarSymbol"/>
      </text:list-level-style-bullet>
      <text:list-level-style-bullet text:level="9" text:style-name="Bullet_20_Symbols" text:bullet-char="•">
        <style:list-level-properties text:space-before="57.15mm" text:min-label-width="4.99mm"/>
        <style:text-properties style:font-name="StarSymbol"/>
      </text:list-level-style-bullet>
      <text:list-level-style-bullet text:level="10" text:style-name="Bullet_20_Symbols" text:bullet-char="•">
        <style:list-level-properties text:space-before="63.5mm" text:min-label-width="4.99mm"/>
        <style:text-properties style:font-name="StarSymbol"/>
      </text:list-level-style-bullet>
    </text:list-style>
    <text:list-style style:name="hlp_5f_list_5f_nbr" style:display-name="hlp_list_nbr">
      <text:list-level-style-number text:level="1" style:num-suffix="." style:num-format="1">
        <style:list-level-properties text:space-before="6.35mm" text:min-label-width="4.99mm"/>
      </text:list-level-style-number>
      <text:list-level-style-number text:level="2" style:num-suffix="." style:num-format="1">
        <style:list-level-properties text:space-before="12.7mm" text:min-label-width="4.99mm"/>
      </text:list-level-style-number>
      <text:list-level-style-number text:level="3" style:num-suffix="." style:num-format="1">
        <style:list-level-properties text:space-before="19.05mm" text:min-label-width="4.99mm"/>
      </text:list-level-style-number>
      <text:list-level-style-number text:level="4" style:num-suffix="." style:num-format="1">
        <style:list-level-properties text:space-before="25.4mm" text:min-label-width="4.99mm"/>
      </text:list-level-style-number>
      <text:list-level-style-number text:level="5" style:num-suffix="." style:num-format="1">
        <style:list-level-properties text:space-before="31.75mm" text:min-label-width="4.99mm"/>
      </text:list-level-style-number>
      <text:list-level-style-number text:level="6" style:num-suffix="." style:num-format="1">
        <style:list-level-properties text:space-before="38.1mm" text:min-label-width="4.99mm"/>
      </text:list-level-style-number>
      <text:list-level-style-number text:level="7" style:num-suffix="." style:num-format="1">
        <style:list-level-properties text:space-before="44.45mm" text:min-label-width="4.99mm"/>
      </text:list-level-style-number>
      <text:list-level-style-number text:level="8" style:num-suffix="." style:num-format="1">
        <style:list-level-properties text:space-before="50.8mm" text:min-label-width="4.99mm"/>
      </text:list-level-style-number>
      <text:list-level-style-number text:level="9" style:num-suffix="." style:num-format="1">
        <style:list-level-properties text:space-before="57.15mm" text:min-label-width="4.99mm"/>
      </text:list-level-style-number>
      <text:list-level-style-number text:level="10" style:num-suffix="." style:num-format="1">
        <style:list-level-properties text:space-before="63.5mm" text:min-label-width="4.99mm"/>
      </text:list-level-style-number>
    </text:list-style>
    <text:list-style style:name="hlp_5f_tag" style:display-name="hlp_tag">
      <text:list-level-style-bullet text:level="1" text:style-name="Bullet_20_Symbols" text:bullet-char="➔">
        <style:list-level-properties text:space-before="6.35mm"/>
        <style:text-properties style:font-name="StarSymbol"/>
      </text:list-level-style-bullet>
      <text:list-level-style-bullet text:level="2" text:style-name="Bullet_20_Symbols" text:bullet-char="➔">
        <style:list-level-properties text:space-before="12.7mm"/>
        <style:text-properties style:font-name="StarSymbol"/>
      </text:list-level-style-bullet>
      <text:list-level-style-bullet text:level="3" text:style-name="Bullet_20_Symbols" text:bullet-char="➔">
        <style:list-level-properties text:space-before="19.05mm"/>
        <style:text-properties style:font-name="StarSymbol"/>
      </text:list-level-style-bullet>
      <text:list-level-style-bullet text:level="4" text:style-name="Bullet_20_Symbols" text:bullet-char="➔">
        <style:list-level-properties text:space-before="25.4mm"/>
        <style:text-properties style:font-name="StarSymbol"/>
      </text:list-level-style-bullet>
      <text:list-level-style-bullet text:level="5" text:style-name="Bullet_20_Symbols" text:bullet-char="➔">
        <style:list-level-properties text:space-before="31.75mm"/>
        <style:text-properties style:font-name="StarSymbol"/>
      </text:list-level-style-bullet>
      <text:list-level-style-bullet text:level="6" text:style-name="Bullet_20_Symbols" text:bullet-char="➔">
        <style:list-level-properties text:space-before="38.1mm"/>
        <style:text-properties style:font-name="StarSymbol"/>
      </text:list-level-style-bullet>
      <text:list-level-style-bullet text:level="7" text:style-name="Bullet_20_Symbols" text:bullet-char="➔">
        <style:list-level-properties text:space-before="44.45mm"/>
        <style:text-properties style:font-name="StarSymbol"/>
      </text:list-level-style-bullet>
      <text:list-level-style-bullet text:level="8" text:style-name="Bullet_20_Symbols" text:bullet-char="➔">
        <style:list-level-properties text:space-before="50.8mm"/>
        <style:text-properties style:font-name="StarSymbol"/>
      </text:list-level-style-bullet>
      <text:list-level-style-bullet text:level="9" text:style-name="Bullet_20_Symbols" text:bullet-char="➔">
        <style:list-level-properties text:space-before="57.15mm"/>
        <style:text-properties style:font-name="StarSymbol"/>
      </text:list-level-style-bullet>
      <text:list-level-style-bullet text:level="10" text:style-name="Bullet_20_Symbols" text:bullet-char="➔">
        <style:list-level-properties text:space-before="63.5m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99.75mm"/>
          <style:tab-stop style:position="169.99m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mm" fo:page-height="279.4mm" style:num-format="1" style:print-orientation="portrait" fo:margin-top="16mm" fo:margin-bottom="16mm" fo:margin-left="16mm" fo:margin-right="16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16mm" fo:margin-bottom="16mm" fo:margin-left="16mm" fo:margin-right="16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09.99mm" fo:page-height="296.99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48</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subject>  </dc:subject>
    <meta:creation-date>2018-09-30T23:32:33.22</meta:creation-date>
    <dc:language>en-US</dc:language>
    <meta:editing-cycles>1</meta:editing-cycles>
    <meta:editing-duration>P0D</meta:editing-duration>
    <meta:document-statistic meta:table-count="4" meta:image-count="4" meta:object-count="0" meta:page-count="48" meta:paragraph-count="1231" meta:word-count="13248" meta:character-count="820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0.0") ' fill with your values
  setExtensionDescription("en, de")
  setLicense("en, de")             
endDescription  


' beginAnnexes 
  ' add instructions here, see Template2
'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